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d Bluetooth-Range:</text:p>
      <text:p text:style-name="Standard"/>
      <text:p text:style-name="Standard"/>
      <text:p text:style-name="P2">Indoor:</text:p>
      <text:p text:style-name="Standard"/>
      <text:p text:style-name="Standard">At lowest power-level (-20 db): 1 room, approx. 5-7m, not working through closed doors</text:p>
      <text:p text:style-name="Standard">At highest power-level ( +4 db): 3 rooms, approx. 12-15m, working through 2-3 closed doors</text:p>
      <text:p text:style-name="Standard"/>
      <text:p text:style-name="Standard"/>
      <text:p text:style-name="P2">Outdoor:</text:p>
      <text:p text:style-name="Standard"/>
      <text:p text:style-name="Standard">At highest power-level ( +4 db): ~60me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3S</meta:editing-duration>
    <meta:editing-cycles>6</meta:editing-cycles>
    <meta:generator>OpenOffice.org/3.4$Win32 OpenOffice.org_project/340m1$Build-9590</meta:generator>
    <dc:date>2015-06-17T13:03:39.37</dc:date>
    <meta:document-statistic meta:table-count="0" meta:image-count="0" meta:object-count="0" meta:page-count="1" meta:paragraph-count="6" meta:word-count="40" meta:character-count="256"/>
    <meta:user-defined meta:name="Info 1"/>
    <meta:user-defined meta:name="Info 2"/>
    <meta:user-defined meta:name="Info 3"/>
    <meta:user-defined meta:name="Info 4"/>
  </office:meta>
</office:document-meta>
</file>